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4pt" style:font-size-asian="14pt" style:font-size-complex="14pt"/>
    </style:style>
    <style:style style:name="P2" style:family="paragraph" style:parent-style-name="Text_20_body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Heading_20_2">
      <style:text-properties style:font-name="Verdana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style:font-name="Verdana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Verdana" fo:font-size="10pt" style:font-size-asian="10pt" style:font-size-complex="10pt"/>
    </style:style>
    <style:style style:name="T10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1">Grep:<text:line-break/><text:line-break/></text:span><text:span text:style-name="T1">grep [optionen] 'Suchmuster' <text:line-break/><text:line-break/><text:tab/>-E<text:tab/><text:tab/><text:tab/>egrep/ erweiterte regex<text:line-break/><text:tab/><text:tab/><text:tab/><text:tab/>grep -E ist egrep<text:line-break/><text:tab/>-v <text:tab/><text:tab/><text:tab/>Suche invertieren<text:line-break/><text:tab/>-i<text:tab/><text:tab/><text:tab/>ignore case/Groß- und Kleinschreibung <text:tab/><text:tab/><text:tab/><text:tab/><text:tab/><text:tab/>ignorieren<text:line-break/><text:tab/>-f Datei<text:tab/><text:tab/>Suchmuster aus Datei einlesen<text:line-break/><text:tab/>-n<text:tab/><text:tab/><text:tab/>Gibt Zeilennummer aus<text:line-break/><text:tab/>-l<text:tab/><text:tab/><text:tab/>Zeigt nur Dateinamen<text:line-break/><text:tab/>-c<text:tab/><text:tab/><text:tab/>Zählt wieoft der Suchbegriff enthalten ist<text:line-break/><text:tab/>-C N<text:tab/><text:tab/><text:tab/>Zeilen(kontext) um den Suchbegriff herum <text:line-break/><text:tab/><text:tab/><text:tab/><text:tab/></text:span><text:span text:style-name="T13">grep -i -C 2 Hauptstr *.txt</text:span><text:span text:style-name="T1"><text:tab/><text:tab/><text:tab/></text:span></text:h>
      <text:p text:style-name="Text_20_body"><text:span text:style-name="T2">Wie lässt sich die Suche speichern?<text:line-break/><text:line-break/></text:span><text:span text:style-name="T5">ls | grep txt &gt; ergebnis.txt</text:span><text:span text:style-name="T2"><text:line-break/>Die Ausgabe die eigentlich auf der Konsole sichtbar sein sollte wird in die Textdatei ergebnis.txt umgeleitet.<text:line-break/><text:line-break/><text:line-break/>Wie lässt sich der </text:span><text:span text:style-name="T6">Regex speichern</text:span><text:span text:style-name="T2">?<text:line-break/><text:line-break/>Z.B. alle Zeilen mit Emailadressen aus datei.txt filtern <text:line-break/><text:line-break/></text:span><text:span text:style-name="Source_20_Text"><text:span text:style-name="T8">grep -E '([a-zA-Z0-9_\-\.]+)@([a-zA-Z0-9_\-\.]+)\.([a-zA-Z]{2,5})' datei.txt</text:span></text:span></text:p>
      <text:p text:style-name="P2"><text:line-break/>Den Regex ohne die einfachen Anführungsstriche in eine Datei schreiben:</text:p>
      <text:p text:style-name="P4"><text:span text:style-name="Source_20_Text"><text:span text:style-name="T10">echo '([a-zA-Z0-9_\-\.]+)@([a-zA-Z0-9_\-\.]+)\.([a-zA-Z]{2,5})' &gt; ~/snippets/regexes/email</text:span></text:span></text:p>
      <text:p text:style-name="P1">Nun können Sie den Regex im obigen Beispiel mit dem File ersetzen:</text:p>
      <text:p text:style-name="P4"><text:span text:style-name="Source_20_Text"><text:span text:style-name="T4">grep -Ef ~/snippets/regexes/email datei.txt</text:span></text:span></text:p>
      <text:p text:style-name="P2"><text:span text:style-name="T11">xargs:</text:span><text:line-break/>Baut Argumentliste um ein Kommando auf (z.B. grep). Es wird erst nach „wort1“ gesucht – die gefundenen Dateien werden danach nach „wort2“ durchsucht<text:line-break/><text:span text:style-name="T12">grep -il wort1 *.txt | xargs grep -il wort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3T10:13:51.46</meta:creation-date>
    <dc:date>2019-07-23T12:49:29.21</dc:date>
    <meta:editing-duration>PT2H34M32S</meta:editing-duration>
    <meta:editing-cycles>6</meta:editing-cycles>
    <meta:generator>OpenOffice/4.1.6$Win32 OpenOffice.org_project/416m1$Build-9790</meta:generator>
    <meta:print-date>2019-07-23T11:42:27.94</meta:print-date>
    <meta:document-statistic meta:table-count="0" meta:image-count="0" meta:object-count="0" meta:page-count="1" meta:paragraph-count="7" meta:word-count="164" meta:character-count="1226"/>
  </office:meta>
</office:document-meta>
</file>